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 'Droid Sans Mono', ',', monospace, ', monospace,', 'Droid Sans Fallback', 'font-weight: normal', 'font-size: 14px', 'line-height: 19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fo:font-weight="bold" officeooo:rsid="00195db8" officeooo:paragraph-rsid="00195db8" style:font-weight-asian="bold" style:font-weight-complex="bold"/>
    </style:style>
    <style:style style:name="P2" style:family="paragraph" style:parent-style-name="Standard">
      <style:text-properties fo:language="es" fo:country="ES" fo:font-weight="bold" officeooo:rsid="00195db8" officeooo:paragraph-rsid="001bca0d" style:font-weight-asian="bold" style:font-weight-complex="bold"/>
    </style:style>
    <style:style style:name="P3" style:family="paragraph" style:parent-style-name="Standard">
      <style:text-properties fo:language="es" fo:country="ES" fo:font-weight="bold" officeooo:rsid="001ad332" officeooo:paragraph-rsid="001ad332" style:font-weight-asian="bold" style:font-weight-complex="bold"/>
    </style:style>
    <style:style style:name="P4" style:family="paragraph" style:parent-style-name="Standard">
      <style:text-properties fo:language="es" fo:country="ES" fo:font-weight="bold" officeooo:rsid="001fe3b3" officeooo:paragraph-rsid="001fe3b3" style:font-weight-asian="bold" style:font-weight-complex="bold"/>
    </style:style>
    <style:style style:name="P5" style:family="paragraph" style:parent-style-name="Standard">
      <style:text-properties fo:language="es" fo:country="ES" fo:font-weight="bold" officeooo:rsid="001e8a46" officeooo:paragraph-rsid="001e8a46" style:font-weight-asian="bold" style:font-weight-complex="bold"/>
    </style:style>
    <style:style style:name="P6" style:family="paragraph" style:parent-style-name="Standard">
      <style:text-properties fo:language="es" fo:country="ES" fo:font-weight="normal" officeooo:rsid="00195db8" officeooo:paragraph-rsid="00195db8" style:font-weight-asian="normal" style:font-weight-complex="normal"/>
    </style:style>
    <style:style style:name="P7" style:family="paragraph" style:parent-style-name="Standard">
      <style:text-properties fo:language="es" fo:country="ES" fo:font-weight="normal" officeooo:rsid="00195db8" officeooo:paragraph-rsid="002043d0" style:font-weight-asian="normal" style:font-weight-complex="normal"/>
    </style:style>
    <style:style style:name="P8" style:family="paragraph" style:parent-style-name="Standard">
      <style:text-properties fo:language="es" fo:country="ES" fo:font-weight="normal" officeooo:rsid="001ad332" officeooo:paragraph-rsid="001ad332" style:font-weight-asian="normal" style:font-weight-complex="normal"/>
    </style:style>
    <style:style style:name="P9" style:family="paragraph" style:parent-style-name="Standard">
      <style:text-properties fo:language="es" fo:country="ES" fo:font-weight="normal" officeooo:rsid="001ad332" officeooo:paragraph-rsid="002043d0" style:font-weight-asian="normal" style:font-weight-complex="normal"/>
    </style:style>
    <style:style style:name="P10" style:family="paragraph" style:parent-style-name="Standard">
      <style:text-properties fo:language="es" fo:country="ES" fo:font-weight="normal" officeooo:rsid="00195db8" officeooo:paragraph-rsid="001bca0d" style:font-weight-asian="normal" style:font-weight-complex="normal"/>
    </style:style>
    <style:style style:name="P11" style:family="paragraph" style:parent-style-name="Standard">
      <style:text-properties fo:language="es" fo:country="ES" officeooo:paragraph-rsid="002acc7a"/>
    </style:style>
    <style:style style:name="P12" style:family="paragraph" style:parent-style-name="Standard">
      <style:text-properties fo:font-weight="normal" officeooo:rsid="001e8a46" officeooo:paragraph-rsid="002ba1bb" style:font-weight-asian="normal" style:font-weight-complex="normal"/>
    </style:style>
    <style:style style:name="T1" style:family="text">
      <style:text-properties officeooo:rsid="00195db8"/>
    </style:style>
    <style:style style:name="T2" style:family="text">
      <style:text-properties officeooo:rsid="001b1d92"/>
    </style:style>
    <style:style style:name="T3" style:family="text">
      <style:text-properties officeooo:rsid="001bca0d"/>
    </style:style>
    <style:style style:name="T4" style:family="text">
      <style:text-properties fo:language="es" fo:country="ES"/>
    </style:style>
    <style:style style:name="T5" style:family="text">
      <style:text-properties fo:language="es" fo:country="ES" officeooo:rsid="00195db8"/>
    </style:style>
    <style:style style:name="T6" style:family="text">
      <style:text-properties fo:language="es" fo:country="ES" officeooo:rsid="001bca0d"/>
    </style:style>
    <style:style style:name="T7" style:family="text">
      <style:text-properties fo:language="es" fo:country="ES" officeooo:rsid="001ee593"/>
    </style:style>
    <style:style style:name="T8" style:family="text">
      <style:text-properties officeooo:rsid="001e8a46"/>
    </style:style>
    <style:style style:name="T9" style:family="text">
      <style:text-properties officeooo:rsid="001ee593"/>
    </style:style>
    <style:style style:name="T10" style:family="text">
      <style:text-properties fo:font-weight="normal" officeooo:rsid="00195db8" style:font-weight-asian="normal" style:font-weight-complex="normal"/>
    </style:style>
    <style:style style:name="T11" style:family="text">
      <style:text-properties fo:font-weight="normal" officeooo:rsid="001bca0d" style:font-weight-asian="normal" style:font-weight-complex="normal"/>
    </style:style>
    <style:style style:name="T12" style:family="text">
      <style:text-properties fo:font-weight="normal" officeooo:rsid="001fe3b3" style:font-weight-asian="normal" style:font-weight-complex="normal"/>
    </style:style>
    <style:style style:name="T13" style:family="text">
      <style:text-properties fo:font-weight="normal" officeooo:rsid="002043d0" style:font-weight-asian="normal" style:font-weight-complex="normal"/>
    </style:style>
    <style:style style:name="T14" style:family="text">
      <style:text-properties fo:font-weight="normal" officeooo:rsid="002acc7a" style:font-weight-asian="normal" style:font-weight-complex="normal"/>
    </style:style>
    <style:style style:name="T15" style:family="text">
      <style:text-properties officeooo:rsid="00206c2f"/>
    </style:style>
    <style:style style:name="T16" style:family="text">
      <style:text-properties officeooo:rsid="002658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Dónde está el número de</text:span> recuper<text:span text:style-name="T16">a</text:span>dos <text:span text:style-name="T2">y de pruebas realizadas</text:span>?</text:p>
      <text:p text:style-name="P6"/>
      <text:p text:style-name="P7">'La Secretaría de Salud no publica estos números en sus informes. Ya que el objetivo del sitio es utilizar solamente los datos de la Secretaría de Salud, hacer un estimado no es posible.'</text:p>
      <text:p text:style-name="P6"/>
      <text:p text:style-name="P3">¿Cada cuándo se actualiza el sitio?</text:p>
      <text:p text:style-name="P3"/>
      <text:p text:style-name="P9"><text:span text:style-name="T1">'</text:span>Todos los días poco después del informe diario<text:span text:style-name="T8"> de las 1</text:span>9 horas.<text:span text:style-name="T1">'</text:span></text:p>
      <text:p text:style-name="P8"/>
      <text:p text:style-name="P2">Los datos de mi estado están mal.</text:p>
      <text:p text:style-name="P2"/>
      <text:p text:style-name="P11"><text:span text:style-name="T10">'La Secretaría de Salud </text:span><text:span text:style-name="T11">hace el corte de datos a las 13 horas</text:span><text:span text:style-name="T10">. Es probable que los casos sean reportados en el informe del día siguiente. </text:span><text:span text:style-name="T14">Aunque se hacen</text:span><text:span text:style-name="T10"> pruebas para verificar que los datos presentados en el sitio sean iguales a los de la Secretaría de Salud, </text:span><text:span text:style-name="T14">puede haber una discrepancia. S</text:span><text:span text:style-name="T10">i encuentras un </text:span><text:span text:style-name="T14">error</text:span><text:span text:style-name="T10"> </text:span><text:span text:style-name="T12">te </text:span><text:span text:style-name="T14">agradezco</text:span><text:span text:style-name="T12"> </text:span><text:span text:style-name="T14">me</text:span><text:span text:style-name="T12"> contactes para revisarlo lo antes posible. </text:span><text:span text:style-name="T13">Los datos de contacto están en la pregunta sobre contacto.</text:span><text:span text:style-name="T10">'</text:span></text:p>
      <text:p text:style-name="P10"/>
      <text:p text:style-name="P4">¿Cómo te puedo contactar?</text:p>
      <text:p text:style-name="P5"/>
      <text:p text:style-name="P12"><text:span text:style-name="T5">'Puedes enviarme un mensaje directo por Twitter a &lt;a href="</text:span><text:a xlink:type="simple" xlink:href="https://twitter.com/emirelesg" text:style-name="Internet_20_link" text:visited-style-name="Visited_20_Internet_20_Link"><text:span text:style-name="T4">https://twitter.com/emirelesg</text:span></text:a><text:span text:style-name="T5">"</text:span><text:span text:style-name="T6">&gt;@emirelesg&lt;/a&gt; </text:span><text:span text:style-name="T4">o un correo a </text:span><text:span text:style-name="T7">&lt;a href=</text:span><text:span text:style-name="T5">"</text:span><text:span text:style-name="T7">mailto:</text:span><text:span text:style-name="T4">enrique.mireles@udem.edu</text:span><text:span text:style-name="T5">"</text:span><text:span text:style-name="T7">&gt;</text:span><text:span text:style-name="T4">enrique.mireles@udem.edu</text:span><text:span text:style-name="T7">&lt;/a&gt;</text:span><text:span text:style-name="T4">.</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 'Droid Sans Mono', ',', monospace, ', monospace,', 'Droid Sans Fallback', 'font-weight: normal', 'font-size: 14px', 'line-height: 19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19:23.671571808</meta:creation-date>
    <meta:generator>LibreOffice/6.0.7.3$Linux_X86_64 LibreOffice_project/00m0$Build-3</meta:generator>
    <dc:date>2020-04-07T18:19:54.887151096</dc:date>
    <meta:editing-duration>PT49M5S</meta:editing-duration>
    <meta:editing-cycles>21</meta:editing-cycles>
    <meta:document-statistic meta:table-count="0" meta:image-count="0" meta:object-count="0" meta:page-count="1" meta:paragraph-count="8" meta:word-count="163" meta:character-count="1029" meta:non-whitespace-character-count="874"/>
  </office:meta>
</office:document-meta>
</file>